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loext:graphic-properties draw:fill="solid" draw:fill-color="#eeeeee" draw:opacity="100%"/>
      <style:paragraph-properties fo:background-color="#eeeeee"/>
      <style:text-properties fo:language="ru" fo:country="RU"/>
    </style:style>
    <style:style style:name="P10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1" style:family="paragraph" style:parent-style-name="Text_20_body">
      <style:text-properties fo:language="en" fo:country="US"/>
    </style:style>
    <style:style style:name="P102" style:family="paragraph" style:parent-style-name="Text_20_body">
      <loext:graphic-properties draw:fill="solid" draw:fill-color="#eeeeee" draw:opacity="100%"/>
      <style:paragraph-properties fo:background-color="#eeeeee"/>
    </style:style>
    <style:style style:name="P103" style:family="paragraph" style:parent-style-name="First_20_line_20_indent">
      <loext:graphic-properties draw:fill="solid" draw:fill-color="#eeeeee" draw:opacity="100%"/>
      <style:paragraph-properties fo:background-color="#eeeeee"/>
      <style:text-properties fo:language="ru" fo:country="RU"/>
    </style:style>
    <style:style style:name="P10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5" style:family="paragraph" style:parent-style-name="Text_20_body">
      <style:paragraph-properties fo:margin-left="0in" fo:margin-right="0in" fo:text-align="justify"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fo:color="#800000"/>
    </style:style>
    <style:style style:name="P10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text-align="center"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Heading_20_2">
      <style:text-properties fo:language="en" fo:country="US"/>
    </style:style>
    <style:style style:name="P136" style:family="paragraph" style:parent-style-name="Heading_20_2">
      <style:text-properties fo:language="ru" fo:country="RU"/>
    </style:style>
    <style:style style:name="P137" style:family="paragraph" style:parent-style-name="Heading_20_2">
      <loext:graphic-properties draw:fill="solid" draw:fill-color="#eeeeee" draw:opacity="100%"/>
      <style:paragraph-properties fo:background-color="#eeeeee"/>
      <style:text-properties fo:language="ru" fo:country="RU"/>
    </style:style>
    <style:style style:name="P138" style:family="paragraph" style:parent-style-name="Heading_20_2">
      <loext:graphic-properties draw:fill="solid" draw:fill-color="#eeeeee" draw:opacity="100%"/>
      <style:paragraph-properties fo:background-color="#eeeeee"/>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3">
      <style:text-properties fo:language="ru" fo:country="RU" fo:background-color="#ffff00"/>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cae5"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a7ebb" style:font-style-asian="normal" style:font-weight-asian="normal" style:font-style-complex="normal" style:font-weight-complex="normal"/>
    </style:style>
    <style:style style:name="P14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0df35e" style:font-style-asian="normal" style:font-weight-asian="normal" style:font-style-complex="normal" style:font-weight-complex="normal"/>
    </style:style>
    <style:style style:name="P15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4a942" style:font-style-asian="normal" style:font-weight-asian="normal" style:font-style-complex="normal" style:font-weight-complex="normal"/>
    </style:style>
    <style:style style:name="P15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e3dc9"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fea1" officeooo:paragraph-rsid="000bfea1"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fea1" officeooo:paragraph-rsid="000c2bef"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09a6" officeooo:paragraph-rsid="000f09a6" style:font-style-asian="normal" style:font-weight-asian="normal" style:font-style-complex="normal" style:font-weight-complex="normal"/>
    </style:style>
    <style:style style:name="P15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09a6" officeooo:paragraph-rsid="000f09a6" style:font-style-asian="normal" style:font-weight-asian="normal" style:font-style-complex="normal" style:font-weight-complex="normal"/>
    </style:style>
    <style:style style:name="P15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09a6" officeooo:paragraph-rsid="001a0700" style:font-style-asian="normal" style:font-weight-asian="normal" style:font-style-complex="normal" style:font-weight-complex="normal"/>
    </style:style>
    <style:style style:name="P15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8fb0" officeooo:paragraph-rsid="000f8fb0"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15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4a942" fo:background-color="transparent"/>
    </style:style>
    <style:style style:name="P16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a0700" fo:background-color="transparent"/>
    </style:style>
    <style:style style:name="P16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a942"/>
    </style:style>
    <style:style style:name="P1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16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officeooo:rsid="000f8fb0"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4b0c1"/>
    </style:style>
    <style:style style:name="T10" style:family="text">
      <style:text-properties fo:language="ru" fo:country="RU" officeooo:rsid="001526c7"/>
    </style:style>
    <style:style style:name="T11" style:family="text">
      <style:text-properties fo:language="ru" fo:country="RU" officeooo:rsid="001a070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loext:char-shading-value="0"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fo:background-color="transparent" loext:char-shading-value="0"/>
    </style:style>
    <style:style style:name="T52" style:family="text">
      <style:text-properties officeooo:rsid="0014b0c1" fo:background-color="transparent" loext:char-shading-value="0"/>
    </style:style>
    <style:style style:name="T53" style:family="text">
      <style:text-properties officeooo:rsid="001e3dc9"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color="#ff0000"/>
    </style:style>
    <style:style style:name="T72" style:family="text">
      <style:text-properties officeooo:rsid="00049660"/>
    </style:style>
    <style:style style:name="T73" style:family="text">
      <style:text-properties officeooo:rsid="0005755d"/>
    </style:style>
    <style:style style:name="T74" style:family="text">
      <style:text-properties officeooo:rsid="0006cae5"/>
    </style:style>
    <style:style style:name="T75" style:family="text">
      <style:text-properties officeooo:rsid="00088648"/>
    </style:style>
    <style:style style:name="T76" style:family="text">
      <style:text-properties officeooo:rsid="000ae86a"/>
    </style:style>
    <style:style style:name="T77" style:family="text">
      <style:text-properties officeooo:rsid="000c2bef"/>
    </style:style>
    <style:style style:name="T78" style:family="text">
      <style:text-properties officeooo:rsid="000ed2f9"/>
    </style:style>
    <style:style style:name="T79" style:family="text">
      <style:text-properties officeooo:rsid="000f8fb0"/>
    </style:style>
    <style:style style:name="T80" style:family="text">
      <style:text-properties officeooo:rsid="0011bd6b"/>
    </style:style>
    <style:style style:name="T81" style:family="text">
      <style:text-properties officeooo:rsid="00137009"/>
    </style:style>
    <style:style style:name="T82" style:family="text">
      <style:text-properties officeooo:rsid="0014b0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101">Fallout Equestria</text:p>
      <text:p text:style-name="P9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82340137644088588"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4948617710726415676" text:style-name="L2">
        <text:list-item>
          <text:p text:style-name="P141">«Великие грифоны прошлого» - из канона (5<text:span text:style-name="T12">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50">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63">Тайны Тайных Наук</text:span>» - обмен</text:p>
        </text:list-item>
        <text:list-item>
          <text:p text:style-name="P142"><text:soft-page-break/>«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804585595353599794"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text:soft-page-break/>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5" text:outline-level="2">1. Терра</text:h>
      <text:p text:style-name="P27">музыка - кондовая электронная, холодная и отчаянная (Electronics “Disappointed”)</text:p>
      <text:p text:style-name="P10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2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2">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0">&lt;<text:span text:style-name="T24">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9"><text:span text:style-name="T12">&gt;\</text:span>Привет, Н<text:span text:style-name="T1">эш.</text:span> Это Макс.</text:p>
      <text:p text:style-name="P69"><text:span text:style-name="T12">&lt;\</text:span>Привет Макс. <text:span text:style-name="T1">Рад тебя видеть. Где ты отсутствовал три дня?</text:span></text:p>
      <text:p text:style-name="P69"><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text:soft-page-break/>Введём-ка парочку <text:span text:style-name="T1">простейших</text:span> вопросов <text:span text:style-name="T1">для разминки</text:span>.</text:p>
      <text:p text:style-name="P42"/>
      <text:p text:style-name="P69"><text:span text:style-name="T12">&gt;\</text:span>Как называется наш проект?</text:p>
      <text:p text:style-name="P69"><text:span text:style-name="T12">&lt;\</text:span>Дайсон.</text:p>
      <text:p text:style-name="P69"><text:span text:style-name="T12">&gt;\</text:span>Сколько тебе лет?</text:p>
      <text:p text:style-name="P69"><text:span text:style-name="T12">&lt;\</text:span>Два года с начала запуска кластера.</text:p>
      <text:p text:style-name="P69"><text:span text:style-name="T12">&gt;\</text:span>Какой сейчас год?</text:p>
      <text:p text:style-name="P69"><text:span text:style-name="T12">&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9"><text:span text:style-name="T12">&gt;\</text:span>Н<text:span text:style-name="T1">эш</text:span>, отключи память <text:span text:style-name="T1">заданий</text:span> за последнюю неделю.</text:p>
      <text:p text:style-name="P69"><text:span text:style-name="T12">&lt;\</text:span>Выполнено.</text:p>
      <text:p text:style-name="P69"><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2">&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12">&lt;\</text:span><text:span text:style-name="T1">Выполняю задачу</text:span>...</text:p>
      <text:p text:style-name="P70"><text:span text:style-name="T12">&lt;\</text:span>...</text:p>
      <text:p text:style-name="P70"><text:span text:style-name="T12">&lt;\</text:span>Решение:</text:p>
      <text:p text:style-name="P70"><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9"><text:span text:style-name="T12">&gt;</text:span>\<text:span text:style-name="T1">Нэш</text:span>, почему ты используешь жёсткие настройки <text:span text:style-name="T1">для решения задачи</text:span>?</text:p>
      <text:p text:style-name="P69"><text:span text:style-name="T12">&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9"><text:span text:style-name="T12">&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69"><text:span text:style-name="T12">&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2">–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2">–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2">.</text:span></text:p>
      <text:p text:style-name="P77">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08">***</text:p>
      <text:p text:style-name="P10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2">&lt;</text:span><text:span text:style-name="T66">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4">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0">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2">Музыка быстрая, тревожная, надорваная и печальная (Pet Shop Boys “So Hard” ?)</text:p>
      <text:p text:style-name="P29"/>
      <text:p text:style-name="P10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4">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2">3. </text:span>Кантерлот</text:h>
      <text:p text:style-name="P73">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1184239807040041874"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1"><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5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3">–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4">***</text:p>
      <text:p text:style-name="P54"/>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36" text:outline-level="2"><text:span text:style-name="T12">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text:soft-page-break/>–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7">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text:soft-page-break/>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text:soft-page-break/>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3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text:soft-page-break/>–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8">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6">“<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8">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12">40-6</text:span></text:h>
      <text:p text:style-name="P74">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2">— оставить тебе напутствие.</text:span></text:p>
      <text:p text:style-name="P60"><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0">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4">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1"> </text:span><text:span text:style-name="T34">Его центр занимал высокий </text:span><text:span text:style-name="T41">кругл</text:span><text:span text:style-name="T34">ый</text:span><text:span text:style-name="T41"> </text:span><text:span text:style-name="T34">футон</text:span><text:span text:style-name="T41"> </text:span><text:span text:style-name="T34">с</text:span><text:span text:style-name="T41"> велик</text:span><text:span text:style-name="T34">им</text:span><text:span text:style-name="T41"> множество</text:span><text:span text:style-name="T34">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12">–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2">–</text:span> А водку у вас принято пить?</text:p>
      <text:p text:style-name="P4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1">–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1">– </text:span><text:span text:style-name="T45">А из Пинто Крика уже месяц нет новостей...</text:span></text:p>
      <text:p text:style-name="P5"><text:span text:style-name="T41">–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5">– </text:span>“<text:span text:style-name="T1">Что я могу сделать, чтобы вернуть всё назад?</text:span>”</text:p>
      <text:p text:style-name="P14"><text:span text:style-name="T45">– </text:span><text:span text:style-name="T34">Так и сказала?</text:span></text:p>
      <text:p text:style-name="P1"><text:span text:style-name="T41">–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5">– </text:span><text:span text:style-name="T34">Что бы это значило, Флер?</text:span></text:p>
      <text:p text:style-name="P14"><text:span text:style-name="T45">–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42">&lt;</text:span><text:span text:style-name="T62">Mark Knopfler - </text:span><text:span text:style-name="T61">Hill Farmer's Blues</text:span><text:span text:style-name="T42">&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9">мино</text:span>тавра?</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text:soft-page-break/>– Конечно, мой хороший...</text:p>
      <text:p text:style-name="P60"/>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4">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3">&lt;Seal — Amazing <text:span text:style-name="T1">(T</text:span><text:span text:style-name="T12">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3">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6">—</text:span><text:span text:style-name="T17">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4">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5"> </text:span><text:span text:style-name="T44">— чёрный экран. Он высасывает из </text:span>эгрегора Эквестрии (места, откуда берутся и куда уходят <text:span text:style-name="T1">всепони</text:span><text:span text:style-name="T7">, </text:span><text:span text:style-name="T44">в магических трактатах представляется сферой, состоящей из душ пони</text:span><text:span text:style-name="T7">)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4">***</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1">—</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4">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человек разбил сердце нашей обожаемой Селестии! Двор в отчаянии </text:span><text:span text:style-name="T16">—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5">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5">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12">–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65">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7">— </text:span><text:span text:style-name="T65">эт правда?</text:span></text:p>
      <text:p text:style-name="P52"><text:soft-page-break/><text:span text:style-name="T17">– </text:span><text:span text:style-name="T65">Какая из? Их много, вообще-то. Ик!</text:span></text:p>
      <text:p text:style-name="P52"><text:span text:style-name="T17">– </text:span><text:span text:style-name="T65">Про принцесс. Про то, что они фаэри, спустившиеся с неба во плоти, чтоб помогать пони управлять Эквестрией?</text:span></text:p>
      <text:p text:style-name="P52"><text:span text:style-name="T17">– </text:span><text:span text:style-name="T65">Макс, </text:span><text:span text:style-name="T17">– </text:span><text:span text:style-name="T65">захихикала Пинки, взъерошив копытами розовые кудряшки и попытавшись соорудить из них бороду, </text:span><text:span text:style-name="T17">–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7">–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7">– </text:span><text:span text:style-name="T65">Ты что-о-о! Нельзя любить фаэри! Она похитит твоё сердце, и ты будешь искать её, пока не... </text:span><text:span text:style-name="T17">– </text:span><text:span text:style-name="T65">Пинки погрузилась в так и не съеденный салат «по-Кантерлотски» и захрапела.</text:span></text:p>
      <text:p text:style-name="P52"><text:span text:style-name="T17">– </text:span><text:span text:style-name="T65">Пока не умру?</text:span></text:p>
      <text:p text:style-name="P52"><text:span text:style-name="T17">– </text:span><text:span text:style-name="T65">Нет, глупенький, </text:span><text:span text:style-name="T17">– </text:span><text:span text:style-name="T65">пробулькала Пинки из миски. </text:span><text:span text:style-name="T17">– </text:span><text:span text:style-name="T65">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63"><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5">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text:span text:style-name="T72">Кристальная империя</text:span> или небольшой остров на другом краю Эквуса, это ещё незаметно, но в остальных местах это почувствовали всепони. Магия единорогов слабеет, <text:span text:style-name="T73">слабейшие</text:span>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2">P.S. Н</text:span>е гневите мироздание воровством! <text:span text:style-name="T31">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3"/>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8">***</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Дэш. <text:span text:style-name="T12">–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От одной не округлятся.</text:p>
      <text:p text:style-name="P56"><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text:soft-page-break/>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text:soft-page-break/>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8">Дневная Глава Диархии Принцесса Селестия Эквестрийская,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носок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8">***</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3">вайлайт в Понивилле, услышав про портативный ускоритель, захочет его получить. Макс смутится</text:span><text:span text:style-name="T12">&gt;</text:span></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text:span>Человек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oft-page-break/><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oft-page-break/><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67"><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МУ-ХА-ХА!</text:p>
      <text:p text:style-name="P56"><text:soft-page-break/>Кажется, я знаю, как показать фак провидению! <text:span text:style-name="T12">Show must go on! &lt;</text:span><text:span text:style-name="T23">Макс задумал вместо Селестии использовать Элементы гармонии</text:span><text:span text:style-name="T12">&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text:span text:style-name="T1">Деградация</text:span></text:h>
      <text:p text:style-name="P50">&lt;<text:span text:style-name="T67">David Bowie - Lets Dance/ Ashes To Ashes</text:span></text:p>
      <text:p text:style-name="P50"><text:span text:style-name="T67">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text:soft-page-break/>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8">***</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68">302 пони</text:span><text:span text:style-name="T31">.</text:span></text:p>
      <text:p text:style-name="P56"><text:span text:style-name="T68">250 пони</text:span><text:span text:style-name="T31">.</text:span></text:p>
      <text:p text:style-name="P56"><text:span text:style-name="T68">125 поней</text:span><text:span text:style-name="T31">.</text:span></text:p>
      <text:p text:style-name="P56"><text:soft-page-break/><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text:span><text:soft-page-break/><text:span text:style-name="T38">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1">Дружба </text:span><text:span text:style-name="T37">—</text:span><text:span text:style-name="T21"> </text:span><text:span text:style-name="T3">э</text:span><text:span text:style-name="T21">то, </text:span><text:span text:style-name="T70">так её </text:span><text:span text:style-name="T3">разэтак</text:span><text:span text:style-name="T70">,</text:span><text:span text:style-name="T21"> магия!</text:span><text:span text:style-name="T60">»</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text:soft-page-break/>–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soft-page-break/>…</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68">37 пни</text:span></text:p>
      <text:p text:style-name="P68">24пн</text:p>
      <text:p text:style-name="P68">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68">302 пони</text:span><text:span text:style-name="T31">.</text:span></text:p>
      <text:p text:style-name="P56"><text:span text:style-name="T68">250 пони</text:span><text:span text:style-name="T31">.</text:span></text:p>
      <text:p text:style-name="P56"><text:span text:style-name="T68">125 поней</text:span><text:span text:style-name="T31">.</text:span></text:p>
      <text:p text:style-name="P56"><text:span text:style-name="T31">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59">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58">Elo - Sorrow about to fall</text:span>&gt;</text:p>
      <text:p text:style-name="P5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text:soft-page-break/>–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Это уже слишком!</text:p>
      <text:p text:style-name="P56">– Погоди, Дэш, палатку-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скал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В какой-то момент я всё же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text:p>
      <text:p text:style-name="P65">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65">Я открываю глаза и вижу фигуру в голубом.</text:p>
      <text:p text:style-name="P56">…</text:p>
      <text:p text:style-name="P56">Сознание с трудом возврати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147">– Галопом — за день добежим. Но из меня бегун тот ещё. Если ты можешь бежать галопом больше часа, уделаешь меня влёгкую. <text:span text:style-name="T76">Конечно, я могу лететь, но так будет нечестно. </text:span>Потому предлагаю рысь. <text:s/>Так доберёмся дня за три, <text:span text:style-name="T75">если не напрягаться и бежать не больше пяти часов в сутки</text:span>. А если бежать иноходью...</text:p>
      <text:p text:style-name="P148">Я внимательно <text:span text:style-name="T74">наблюдал</text:span> <text:span text:style-name="T74">з</text:span>а пегаск<text:span text:style-name="T74">ой</text:span>. Та разлеглась на мне и, подпирая голову, рассуждала, сколько времени нам понадобится, чтобы добраться до Понивилля иноходью, тротом, кентером <text:span text:style-name="T74">и махом</text:span>. Для убедительности, Дэш вычерчивала у меня на груди фигуры, обозначавшие нас, Понивилль и дорогу.</text:p>
      <text:p text:style-name="P148">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152">Пегаска критически осмотрела меня и помотала головой.</text:p>
      <text:p text:style-name="P152">– Фиговые у тебя шутки. Не смешные.</text:p>
      <text:p text:style-name="P152">– Дэш, я не шучу.</text:p>
      <text:p text:style-name="P152"><text:soft-page-break/>– Не верю. – пегаска провела крылом по моей ноге от пояса до пятки. – У тебя длинные ноги. Почти как у аликорнов. Ты не можешь плохо бегать.</text:p>
      <text:p text:style-name="P153">– <text:span text:style-name="T77">И всё же это так. Я могу пробежать пару сотен метров, и на этом выдохнусь. Что неудивительно, учитывая тот образ жизни, что я вёл в прошлом мире.</text:span></text:p>
      <text:p text:style-name="P149"><text:span text:style-name="T12">–</text:span> А какой у тебя был образ жизни?</text:p>
      <text:p text:style-name="P149"><text:span text:style-name="T12">–</text:span> <text:span text:style-name="T78">С</text:span>идячий. <text:span text:style-name="T79">Каждый день по восемь-десять часов в день на стуле, перед компьютером. Иногда и по двенадцать.</text:span></text:p>
      <text:p text:style-name="P154">У Дэш отвалилась челюсть.</text:p>
      <text:p text:style-name="P155"><text:span text:style-name="T12">–</text:span> Ты сидел в тюрьме? За то тебя посадили?</text:p>
      <text:p text:style-name="P155"><text:span text:style-name="T12">–</text:span> Я не сидел в тюрьме! У меня работа сидячая. Была. Программисты так работают, понимаешь? Сидя. <text:span text:style-name="T80">У нас это в порядке вещей.</text:span></text:p>
      <text:p text:style-name="P157">Пегаска неверяще смотрела на меня. Потом её удивление сменилось сочувствием. <text:span text:style-name="T81">Она схватилась за голову.</text:span></text:p>
      <text:p text:style-name="P156"><text:span text:style-name="T12">– </text:span><text:span text:style-name="T79">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хуж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span></text:p>
      <text:p text:style-name="P16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160"><text:span text:style-name="T1">–</text:span> То есть, ты, типа, <text:span text:style-name="T9">был </text:span>волшебник<text:span text:style-name="T9">ом</text:span> в своём мире? <text:span text:style-name="T10">Как единороги? </text:span><text:span text:style-name="T11">И</text:span><text:span text:style-name="T6"> ты тоже магию усидчивости применял? </text:span></text:p>
      <text:p text:style-name="P159"><text:span text:style-name="T1">–</text:span> Вряд ли меня так можно называть. Очень далёкие параллели. <text:span text:style-name="T11">И у</text:span> нас совсем нет магии.</text:p>
      <text:p text:style-name="P150"><text:span text:style-name="T51">– Не понимаю, – пегаска яростно почесала копытом за ухом. – Нет магии, но есть заклинания. Есть заклинател</text:span><text:span text:style-name="T52">и</text:span><text:span text:style-name="T51">, но он</text:span><text:span text:style-name="T52">и</text:span><text:span text:style-name="T51"> н</text:span>е волшебник<text:span text:style-name="T82">и</text:span>. Фигня какая-то!</text:p>
      <text:p text:style-name="P151"><text:span text:style-name="T51">– </text:span><text:span text:style-name="T53">Не парься. Просто исходи из того, что до Понивилля мы доберёмся шагом. И ещё вот что…</text:span></text:p>
      <text:p text:style-name="P151"><text:span text:style-name="T53">– Да?</text:span></text:p>
      <text:p text:style-name="P151"><text:span text:style-name="T53">– Слезь с меня наконец!</text:span></text:p>
      <text:p text:style-name="P56">…</text:p>
      <text:p text:style-name="P56"/>
      <text:p text:style-name="P67"><text:span text:style-name="T1"/></text:p>
      <text:p text:style-name="P67"/>
      <text:p text:style-name="P50">&lt;<text:span text:style-name="T24">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6"/>
      <text:p text:style-name="P57"/>
      <text:p text:style-name="P56"/>
      <text:p text:style-name="P56">&lt;<text:span text:style-name="T23">Добавить в фанфик плетение шуточных интриг принцессами друг против дружки</text:span>&gt;</text:p>
      <text:p text:style-name="P50"/>
      <text:p text:style-name="P50">&lt;<text:span text:style-name="T24">В сцене прощания (во сне): </text:span></text:p>
      <text:p text:style-name="P50"><text:soft-page-break/><text:span text:style-name="T24">-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4">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4">Дальше — использовать по-максимуму уже написанное</text:span>&gt;</text:p>
      <text:p text:style-name="P56"/>
      <text:p text:style-name="P56"/>
      <text:p text:style-name="P50">&lt;<text:span text:style-name="T24">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4">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text:soft-page-break/></text:p>
      <text:p text:style-name="P50">&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10"><text:span text:style-name="T12"><text:s/>&lt;</text:span><text:span text:style-name="T28"> - </text:span><text:span text:style-name="T23">Я не могу быть вашим спасителем! Я намного хуже и испорченнее вас!</text:span><text:span text:style-name="T12">&gt;</text:span></text:p>
      <text:p text:style-name="P56"/>
      <text:p text:style-name="P50">&lt;<text:span text:style-name="T24">Главы с Максом и Дэш — в стиле «Криминального чтива»</text:span>&gt;</text:p>
      <text:p text:style-name="P56"/>
      <text:p text:style-name="P50">&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0"><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0"/>
      <text:p text:style-name="P50">&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3"> </text:span><text:span text:style-name="T60">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7"/>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text:span><text:soft-page-break/><text:span text:style-name="T24">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text:soft-page-break/>-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4">- В законе не указана конкретный соправитель Диархии!</text:span>&gt;</text:p>
      <text:p text:style-name="P46"/>
      <text:p text:style-name="P46">&lt;<text:span text:style-name="T24">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4">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6"><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2"/>
      <text:h text:style-name="P13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2">&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2">&gt;</text:span></text:p>
      <text:p text:style-name="P2"/>
      <text:p text:style-name="P4">***</text:p>
      <text:p text:style-name="P15"/>
      <text:p text:style-name="P14"/>
      <text:p text:style-name="P15"><text:soft-page-break/><text:span text:style-name="T50">&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38" text:outline-level="2">Рейд пони-рэйнджеров</text:h>
      <text:p text:style-name="P2"/>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2">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4">Добавить кокатрикса, мантикору и древесных волков. Тентаклианы переименовать в пландерсиды</text:span><text:span text:style-name="T12">&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38"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3">гидрорысью</text:span><text:span text:style-name="T12">&gt;</text:span> и нападением <text:span text:style-name="T12">&lt;</text:span><text:span text:style-name="T23">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3">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3"/>
      <text:p text:style-name="P53">Она вытянула шею и начала по очереди сгибать-разгибать ноги, разминая суставы.</text:p>
      <text:p text:style-name="P53"><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8" text:outline-level="2"/>
      <text:h text:style-name="P13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6"/>
      <text:h text:style-name="P138" text:outline-level="2">Первый сеанс двойного сна. Рэрити</text:h>
      <text:p text:style-name="P2"/>
      <text:p text:style-name="P2"><text:span text:style-name="T12">&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8" text:outline-level="2">Сон Макса</text:h>
      <text:p text:style-name="P102"/>
      <text:p text:style-name="P2"><text:span text:style-name="T12">&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8"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3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3">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oft-page-break/><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3">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oft-page-break/><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oft-page-break/><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3">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oft-page-break/><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28">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oft-page-break/><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3">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102"/>
      <text:p text:style-name="P102"/>
      <text:p text:style-name="P102"/>
      <text:p text:style-name="P102"/>
      <text:p text:style-name="P2"><text:span text:style-name="T12">&lt;</text:span><text:span text:style-name="T23">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2">&gt;</text:span></text:p>
      <text:p text:style-name="P2"><text:span text:style-name="T12">&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38"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oft-page-break/><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3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4">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4">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8" text:outline-level="2">Поиск решения</text:h>
      <text:p text:style-name="P102"/>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2">&gt;</text:span></text:p>
      <text:p text:style-name="P2"/>
      <text:h text:style-name="P13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2">—</text:span> виднелось под листвой плюща.</text:p>
      <text:p text:style-name="P2">“Откуда здесь взялся рухнувший Боинг?” <text:span text:style-name="T12">&lt;</text:span><text:span text:style-name="T24">Дуглас </text:span><text:span text:style-name="T28">—</text:span><text:span text:style-name="T24"> </text:span><text:span text:style-name="T28">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3">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3">двухмесячной</text:span><text:span text:style-name="T12">&gt;</text:span> давности осталось лишь направление движения.</text:p>
      <text:p text:style-name="P2">И опять, как <text:span text:style-name="T12">&lt;</text:span><text:span text:style-name="T23">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3">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38"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3">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oft-page-break/><text:span text:style-name="T12">&lt;\</text:span>...</text:p>
      <text:p text:style-name="P2"><text:span text:style-name="T12">&lt;\</text:span>...</text:p>
      <text:p text:style-name="P2"><text:span text:style-name="T12">&lt;\</text:span>Решение:</text:p>
      <text:p text:style-name="P2"><text:span text:style-name="T12">&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3">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3">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2">&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8" text:outline-level="2"><text:soft-page-break/>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3">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3">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3">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3">пять</text:span><text:span text:style-name="T12">&gt;</text:span>длинную прореху в куртке, <text:span text:style-name="T12">&lt;</text:span><text:span text:style-name="T23">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3">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3">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3">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3">улучшить</text:span><text:span text:style-name="T12">&gt;</text:span>. А тот случай, когда мне пришлось зашивать тебе куртку после нападения убийц <text:span text:style-name="T12">&lt;</text:span><text:span text:style-name="T23">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8" text:outline-level="2"><text:soft-page-break/>След?</text:h>
      <text:p text:style-name="P102"/>
      <text:p text:style-name="P2"><text:span text:style-name="T12">&lt;</text:span><text:span text:style-name="T23">сначала эпизод - проверка сумки в серверной</text:span><text:span text:style-name="T12">&gt;</text:span></text:p>
      <text:p text:style-name="P2"><text:span text:style-name="T12">&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3">“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2">&lt;</text:span><text:span text:style-name="T23">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2">&lt;</text:span><text:span text:style-name="T23">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3">упомянуть болезнь Флатти в соответствующем разделе</text:span><text:span text:style-name="T12">&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8" text:outline-level="2">Озарение</text:h>
      <text:p text:style-name="P2"/>
      <text:p text:style-name="P2"><text:span text:style-name="T12">&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82"/>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12">– </text:span>Ну хорошо. Убедила. В конце-концов, можем поступить так. Вы с Флатти вернётесь обратно а я продолжу поиски здесь.</text:p>
      <text:p text:style-name="P82"><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12">– </text:span>Вы можете связываться со мной раз в месяц по коридору.</text:p>
      <text:p text:style-name="P82"><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12">– </text:span>Конечно оставаться. Кто ещё, кроме нас, может найти её?</text:p>
      <text:p text:style-name="P82"><text:span text:style-name="T12">– </text:span>Я думал, ты не сможешь оставить Энджела и всех остальных надолго.</text:p>
      <text:p text:style-name="P82"><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12">– </text:span>Извини, Флаттершай, забылся.</text:p>
      <text:p text:style-name="P87"><text:span text:style-name="T12">– </text:span>Та ладно, я ж не против, – возразила Эпплджек. – Не парься, Флатти. Было б хуже, если б он <text:s/>назвал меня Эпплджек на людях.</text:p>
      <text:p text:style-name="P87"><text:span text:style-name="T12">– </text:span>Ты так... – запнулась Флаттершай. – Так быстро забыла свою ферму. И...</text:p>
      <text:p text:style-name="P87"><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12">– </text:span>Как ты можешь так говорить? – расплакалась Флаттершай.</text:p>
      <text:p text:style-name="P87"><text:span text:style-name="T12">– </text:span>Эй, девушки, не ссорьтесь! Мы — одна команда! И надеюсь, останемся ею и в дальнейшем. </text:p>
      <text:list xml:id="list5584788347485193800"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oft-page-break/><text:span text:style-name="T12">– </text:span>А если нет? – Эпплджек смотрела мне мне прямо в глаза.</text:p>
      <text:list xml:id="list135755801544293" text:continue-numbering="true" text:style-name="L5">
        <text:list-header>
          <text:p text:style-name="P163">Я молча пожал плечами. Эпплджек уверенно продолжила.</text:p>
        </text:list-header>
      </text:list>
      <text:p text:style-name="P87"><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12">– </text:span>Спасибо, ЭйДжей.</text:p>
      <text:p text:style-name="P87"><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5755055434115" text:continue-numbering="true" text:style-name="L5">
        <text:list-header>
          <text:p text:style-name="P163">Флаттершай пробормотала нечто, показавшееся мне знакомым.</text:p>
        </text:list-header>
      </text:list>
      <text:p text:style-name="P87"><text:span text:style-name="T12">– </text:span>Флатти, ты что-то сказала? Я не расслышал.</text:p>
      <text:p text:style-name="P87"><text:span text:style-name="T12">– </text:span>Намерение Изменяет Реальность.</text:p>
      <text:p text:style-name="P87"><text:span text:style-name="T12">– </text:span>Эээ. А где ты слышала эту фразу, если не секрет?</text:p>
      <text:p text:style-name="P87"><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5754612596824"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12">– </text:span>Флатти, ЭйДжей, буду через час. Ждите!</text:p>
      <text:p text:style-name="P82"/>
      <text:h text:style-name="P137" text:outline-level="2">Почти.</text:h>
      <text:p text:style-name="P99"/>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12">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text:soft-page-break/>–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2"/>
      <text:p text:style-name="P99">Девушки поспешно собирались, пока я растолковывал им задачу.</text:p>
      <text:p text:style-name="P99"><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12">– </text:span>Это тот твой приятель, который разбился с полгода назад? – спросила Эпплджек.</text:p>
      <text:p text:style-name="P99"><text:span text:style-name="T12">– </text:span>Да, это он.</text:p>
      <text:p text:style-name="P99"><text:span text:style-name="T12">– </text:span>А как мы попадём в его квартиру? Там сейчас кто-то живёт? – Флаттершай прыгала на одной ноге, натягивая кед.</text:p>
      <text:p text:style-name="P99"><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3">Плохо написано!</text:span><text:span text:style-name="T12">&gt;</text:span></text:p>
      <text:p text:style-name="P100">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12">– </text:span>Макс, что случилось? У нас проблемы?</text:p>
      <text:p text:style-name="P100"><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12">– </text:span>Нет нужды. Лучше станьте-ка сзади меня так, чтобы заслонить от этих бабулек и от вооон той камеры наблюдения.</text:p>
      <text:list xml:id="list2837686904527717642"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12">–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12">– </text:span>Макс, тут окно разбито! И верёвка какая-то висит. – крикнула Флаттершай из кухни.</text:p>
      <text:p text:style-name="P123"><text:span text:style-name="T12">–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12">–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pan text:style-name="T12">– </text:span>Оп-па! – пробормотала Эпплджек. – Нежданчик!</text:p>
      <text:p text:style-name="P123"><text:span text:style-name="T12">– </text:span>Ты, я вижу, времени не терял, – моя рука под прикрытием стола медленно тянулась к тяжёлой фарфоровой кружке, стоящей на краю.</text:p>
      <text:p text:style-name="P103"><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12">– </text:span>А почему ты вообще решил искать нас тут? – спросила Эпплджек. – Приехал бы домой. Мы б тебя чаем напоили.</text:p>
      <text:p text:style-name="P103"><text:span text:style-name="T12">–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12">– </text:span>С кем это вы тут разговариваете?</text:p>
      <text:list xml:id="list2636001861837909065" text:style-name="L7">
        <text:list-header>
          <text:p text:style-name="P132"><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8" text:outline-level="2">Селестия</text:h>
      <text:p text:style-name="P123"/>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 Ффы, тьфу, пффф, пфу! <text:span text:style-name="T12">&lt;</text:span><text:span text:style-name="T23">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4">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text:soft-page-break/>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16">– И что? – продолжила его мысль Эпплджек.</text:p>
      <text:p text:style-name="P116">– Эквестрийские <text:span text:style-name="T12">&lt;</text:span><text:span text:style-name="T23">три месяца</text:span><text:span text:style-name="T12">&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text:soft-page-break/>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12"/>
      <text:h text:style-name="P138"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12">&lt;</text:span><text:span text:style-name="T23">полгода</text:span><text:span text:style-name="T12">&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12">–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text:soft-page-break/></text:p>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4">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21">–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12">&lt;</text:span>упомянуть в эпизоде на Терре, что МЛП-сериал закрылся год назад<text:span text:style-name="T12">&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text:soft-page-break/>–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12">&lt;</text:span><text:span text:style-name="T28">чёрт</text:span><text:span text:style-name="T12">&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text:soft-page-break/>–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12">–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12">–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7">– А я разве сплю?</text:p>
      <text:p text:style-name="P87"><text:soft-page-break/>–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12">&lt;</text:span><text:span text:style-name="T23">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12">&lt;</text:span><text:span text:style-name="T23">полгода</text:span><text:span text:style-name="T12">&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23">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text:soft-page-break/>Я покачал головой.</text:p>
      <text:p text:style-name="P87"><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12">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
      <text:list xml:id="list3253026400759062840" text:style-name="L8">
        <text:list-header>
          <text:p text:style-name="P165">(<text:span text:style-name="T30">Луна — как повелительница снов, слышала разговор Макса с Анакорном</text:span>)</text:p>
          <text:p text:style-name="P166"/>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4">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2"><text:span text:style-name="T26">- Точно? Ну офигеть! </text:span>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82">Я опустил руку на шею Дэш и ощутил теплоту и лёгкое покалывание в пустоте.</text:p>
      <text:p text:style-name="P82"><text:span text:style-name="T12">–</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8" text:outline-level="2">Земля</text:h>
      <text:p text:style-name="P85">Музыкальная тема из бегущего по лезвию бритвы — <text:span text:style-name="T12">Mission impossible</text:span></text:p>
      <text:p text:style-name="P86">&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4">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3">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6T13:57:53.636000000</dc:date>
    <meta:editing-duration>P87DT7H44M35S</meta:editing-duration>
    <meta:editing-cycles>5091</meta:editing-cycles>
    <meta:generator>LibreOffice/5.1.0.3$Windows_x86 LibreOffice_project/5e3e00a007d9b3b6efb6797a8b8e57b51ab1f737</meta:generator>
    <meta:document-statistic meta:table-count="0" meta:image-count="0" meta:object-count="0" meta:page-count="175" meta:paragraph-count="3610" meta:word-count="80083" meta:character-count="530915" meta:non-whitespace-character-count="450646"/>
  </office:meta>
</office:document-meta>
</file>